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9" style:family="text">
      <style:text-properties fo:font-weight="bold" fo:font-family="Sans"/>
    </style:style>
    <style:style style:name="c8" style:family="text">
      <style:text-properties fo:font-weight="bold" fo:font-family="Sans"/>
    </style:style>
    <style:style style:name="c11" style:family="text">
      <style:text-properties fo:font-weight="bold" fo:font-family="Sans"/>
    </style:style>
    <style:style style:name="p10" style:family="paragraph">
      <style:paragraph-properties fo:margin-top="9pt" fo:margin-bottom="9pt"/>
    </style:style>
    <style:style style:name="c12" style:family="text">
      <style:text-properties fo:font-style="italic" fo:font-family="Sans"/>
    </style:style>
    <style:style style:name="p15" style:family="paragraph">
      <style:paragraph-properties fo:margin-top="9pt" fo:keep-together="true"/>
    </style:style>
    <style:style style:name="c14" style:family="text">
      <style:text-properties fo:font-family="monospace"/>
    </style:style>
    <style:style style:name="c0" style:family="text">
      <style:text-properties fo:font-family="Sans"/>
    </style:style>
    <style:style style:name="p17" style:family="paragraph">
      <style:paragraph-properties fo:keep-together="true"/>
    </style:style>
    <style:style style:name="c3" style:family="text">
      <style:text-properties fo:font-weight="bold" fo:font-family="Sans"/>
    </style:style>
    <style:style style:name="p16" style:family="paragraph">
      <style:paragraph-properties fo:margin-bottom="9pt" fo:keep-together="true"/>
    </style:style>
    <style:style style:name="p2" style:family="paragraph">
      <style:paragraph-properties fo:margin-top="13.5pt" fo:margin-bottom="9pt"/>
    </style:style>
    <style:style style:name="p5" style:family="paragraph">
      <style:paragraph-properties fo:margin-top="12pt" fo:margin-bottom="9pt"/>
    </style:style>
    <style:style style:name="p4" style:family="paragraph">
      <style:paragraph-properties fo:margin-top="9pt" fo:margin-bottom="9pt"/>
    </style:style>
    <style:style style:name="p7" style:family="paragraph">
      <style:paragraph-properties fo:margin-top="10.5pt" fo:margin-bottom="9pt"/>
    </style:style>
    <style:style style:name="c6" style:family="text">
      <style:text-properties fo:font-weight="bold" fo:font-family="Sans"/>
    </style:style>
  </office:automatic-styles>
  <office:body>
    <office:text>
      <text:p text:style-name="p2"><text:span text:style-name="c3">LexUnits and Keys</text:span><text:span text:style-name="c0"> </text:span></text:p>
      <text:p text:style-name="p4"><text:span text:style-name="c0">Bernard Bou, bbou at ac-toulouse.fr November 2021 </text:span></text:p>
      <text:p text:style-name="p5"><text:span text:style-name="c6">Notation</text:span><text:span text:style-name="c0"> </text:span></text:p>
      <text:p text:style-name="p4"><text:span text:style-name="c0">Pronunciation notation in IPA requires fonts that support IPA. </text:span></text:p>
      <text:p text:style-name="p4"><text:span text:style-name="c0">See notation at the bottom, for the symbols used. </text:span></text:p>
      <text:p text:style-name="p5"><text:span text:style-name="c6">Lex Unit</text:span><text:span text:style-name="c0"> </text:span></text:p>
      <text:p text:style-name="p7"><text:span text:style-name="c8">Group of senses</text:span><text:span text:style-name="c0"> </text:span></text:p>
      <text:p text:style-name="p4"><text:span text:style-name="c0">Lexical units are defined as the </text:span><text:span text:style-name="c9">basic container of senses</text:span><text:span text:style-name="c0">. They </text:span><text:span text:style-name="c9">group senses in an ordered set</text:span><text:span text:style-name="c0">. </text:span></text:p>
      <text:p text:style-name="p10"><text:span text:style-name="c11">lexunit = [s1,..]</text:span><text:span text:style-name="c0"> </text:span></text:p>
      <text:p text:style-name="p4"><text:span text:style-name="c0">Where the XML version of OEWN uses </text:span><text:span text:style-name="c12">LexicalEntry</text:span><text:span text:style-name="c0"> it is more appropriate to use the term </text:span><text:span text:style-name="c12">unit</text:span><text:span text:style-name="c0"> here (because it is nearer to </text:span><text:span text:style-name="c12">group</text:span><text:span text:style-name="c0">, or </text:span><text:span text:style-name="c12">set</text:span><text:span text:style-name="c0">, or </text:span><text:span text:style-name="c12">block</text:span><text:span text:style-name="c0">) and use the term </text:span><text:span text:style-name="c12">entry</text:span><text:span text:style-name="c0"> for the first-level member of the tuple key which is indeed an entry point (q1 below). That follows the use that FrameNet makes of the term </text:span><text:span text:style-name="c12">lexunit</text:span><text:span text:style-name="c0">: lexunits are containers that group semantic roles, their realisations and references to semantic frames. </text:span></text:p>
      <text:p text:style-name="p7"><text:span text:style-name="c8">Key</text:span><text:span text:style-name="c0"> </text:span></text:p>
      <text:p text:style-name="p4"><text:span text:style-name="c0">Lexical units group senses </text:span><text:span text:style-name="c9">according to a key</text:span><text:span text:style-name="c0">: </text:span></text:p>
      <text:p text:style-name="p10"><text:span text:style-name="c11">k -&gt; lexunit</text:span><text:span text:style-name="c0"> </text:span></text:p>
      <text:p text:style-name="p10"><text:span text:style-name="c11">k -&gt; [s1,..]</text:span><text:span text:style-name="c0"> </text:span></text:p>
      <text:p text:style-name="p10"><text:span text:style-name="c11">k -&gt; [s+]</text:span><text:span text:style-name="c0"> </text:span></text:p>
      <text:p text:style-name="p4"><text:span text:style-name="c0">A key </text:span><text:span text:style-name="c9">uniquely</text:span><text:span text:style-name="c0"> determines a group of senses (if the data conform to this key): </text:span></text:p>
      <text:p text:style-name="p10"><text:span text:style-name="c11">k1 -&gt; [sa1,..]</text:span><text:span text:style-name="c0"> </text:span></text:p>
      <text:p text:style-name="p10"><text:span text:style-name="c11">k2 -&gt; [sb1,..]</text:span><text:span text:style-name="c0"> </text:span></text:p>
      <text:p text:style-name="p4"><text:span text:style-name="c0">If we define </text:span><text:span text:style-name="c9">a sense as the pair of a key with a synset</text:span><text:span text:style-name="c0"> </text:span></text:p>
      <text:p text:style-name="p10"><text:span text:style-name="c11">s = (k,S)</text:span><text:span text:style-name="c0"> </text:span></text:p>
      <text:p text:style-name="p4"><text:span text:style-name="c0">and this pair represents the membership bifunction </text:span></text:p>
      <text:p text:style-name="p10"><text:span text:style-name="c11">memberOf(k,S)</text:span><text:span text:style-name="c0"> </text:span></text:p>
      <text:p text:style-name="p4"><text:span text:style-name="c0">or </text:span></text:p>
      <text:p text:style-name="p10"><text:span text:style-name="c11">k ∈ S</text:span><text:span text:style-name="c0"> </text:span></text:p>
      <text:p text:style-name="p4"><text:span text:style-name="c0">then a lexunit or group of senses uniquely maps to a key (so the relation is bijective, a one-one mapping) </text:span></text:p>
      <text:p text:style-name="p10"><text:span text:style-name="c11">k1 &lt;- [s1,..]</text:span><text:span text:style-name="c0"> </text:span></text:p>
      <text:p text:style-name="p10"><text:span text:style-name="c11">k1 [s1,..]</text:span><text:span text:style-name="c0"> </text:span></text:p>
      <text:p text:style-name="p4"><text:span text:style-name="c0">A case in point is : </text:span></text:p>
      <text:p text:style-name="p15"><text:span text:style-name="c14">(Baroque,a) -&gt; lexunit1 = [s1] = [baroque%3:01:00::]</text:span></text:p>
      <text:p text:style-name="p17"><text:span text:style-name="c14">(baroque,a) -&gt; lexunit2 = [s2] = [baroque%3:01:01::]</text:span></text:p>
      <text:p text:style-name="p16"><text:span text:style-name="c0"> </text:span></text:p>
      <text:p text:style-name="p4"><text:span text:style-name="c0">each a singleton group of senses. </text:span></text:p>
      <text:p text:style-name="p4"><text:span text:style-name="c0">Now if we take it that a sense is the pair of a key with a synset, </text:span></text:p>
      <text:p text:style-name="p15"><text:span text:style-name="c14">s1 = baroque%3:01:00:: = (baroque,02985568-a)</text:span></text:p>
      <text:p text:style-name="p17"><text:span text:style-name="c14">s2 = baroque%3:01:01:: = (Baroque,02985568-a)</text:span></text:p>
      <text:p text:style-name="p16"><text:span text:style-name="c0"> </text:span></text:p>
      <text:p text:style-name="p4"><text:span text:style-name="c0">meaning </text:span></text:p>
      <text:p text:style-name="p15"><text:span text:style-name="c14"> baroque%3:01:00:: ∈ 02985568-a</text:span></text:p>
      <text:p text:style-name="p17"><text:span text:style-name="c14"> baroque%3:01:01:: ∈ 02985568-a</text:span></text:p>
      <text:p text:style-name="p16"><text:span text:style-name="c0"> </text:span></text:p>
      <text:p text:style-name="p4"><text:span text:style-name="c0">then </text:span></text:p>
      <text:p text:style-name="p15"><text:span text:style-name="c14">(Baroque,a) -&gt; [s1] = [baroque%3:01:00::] = [(baroque,02985568-a)]</text:span></text:p>
      <text:p text:style-name="p17"><text:span text:style-name="c14">(baroque,a) -&gt; [s2] = [baroque%3:01:01::] = [(Baroque,02985568-a)]</text:span></text:p>
      <text:p text:style-name="p16"><text:span text:style-name="c0"> </text:span></text:p>
      <text:p text:style-name="p4"><text:span text:style-name="c0">In this context there are two senses, with different IDs, that map to the same synset (they are both members of it): </text:span></text:p>
      <text:p text:style-name="p15"><text:span text:style-name="c14">baroque%3:01:00:: -&gt; 02985568-a</text:span></text:p>
      <text:p text:style-name="p17"><text:span text:style-name="c14">baroque%3:01:01:: -&gt; 02985568-a</text:span></text:p>
      <text:p text:style-name="p16"><text:span text:style-name="c0"> </text:span></text:p>
      <text:p text:style-name="p4"><text:span text:style-name="c0">But if we understand </text:span><text:span text:style-name="c12">sense</text:span><text:span text:style-name="c0"> to mean </text:span><text:span text:style-name="c9">the concept expressed by a synset</text:span><text:span text:style-name="c0"> then the relation between the key and the synset is no longer one-one. </text:span></text:p>
      <text:p text:style-name="p15"><text:span text:style-name="c14">(Baroque,a) -&gt; 02985568-a = "of or relating to or characteristic of the elaborately ornamented style <text:s/>of architecture and music ..."</text:span></text:p>
      <text:p text:style-name="p17"><text:span text:style-name="c14">(baroque,a) -&gt; 02985568-a = "of or relating to or characteristic of the elaborately ornamented style <text:s/>of architecture and music ..."</text:span></text:p>
      <text:p text:style-name="p16"><text:span text:style-name="c0"> </text:span></text:p>
      <text:p text:style-name="p7"><text:span text:style-name="c8">Tuple key</text:span><text:span text:style-name="c0"> </text:span></text:p>
      <text:p text:style-name="p4"><text:span text:style-name="c0">Now a key is usually a </text:span><text:span text:style-name="c9">tuple</text:span><text:span text:style-name="c0">: </text:span></text:p>
      <text:p text:style-name="p10"><text:span text:style-name="c11">k = (q1,…) = (q+)</text:span><text:span text:style-name="c0"> </text:span></text:p>
      <text:p text:style-name="p4"><text:span text:style-name="c0">So the lay out is: </text:span></text:p>
      <text:p text:style-name="p15"><text:span text:style-name="c14">q1a:</text:span></text:p>
      <text:p text:style-name="p17"><text:span text:style-name="c14">
          <text:s text:c="2"/>q2a:</text:span></text:p>
      <text:p text:style-name="p17"><text:span text:style-name="c14">
          <text:s text:c="4"/>q3a:</text:span></text:p>
      <text:p text:style-name="p17"><text:span text:style-name="c14">
          <text:s text:c="8"/>[sa1,..]</text:span></text:p>
      <text:p text:style-name="p17"><text:span text:style-name="c14">
          <text:s text:c="4"/>q3b:</text:span></text:p>
      <text:p text:style-name="p17"><text:span text:style-name="c14">
          <text:s text:c="8"/>[sb1,..]</text:span></text:p>
      <text:p text:style-name="p17"><text:span text:style-name="c14">
          <text:s text:c="4"/>...</text:span></text:p>
      <text:p text:style-name="p17"><text:span text:style-name="c14">
          <text:s text:c="2"/>q2b:</text:span></text:p>
      <text:p text:style-name="p17"><text:span text:style-name="c14">
          <text:s text:c="4"/>q3c:</text:span></text:p>
      <text:p text:style-name="p17"><text:span text:style-name="c14">
          <text:s text:c="8"/>[sc1,..]</text:span></text:p>
      <text:p text:style-name="p17"><text:span text:style-name="c14">
          <text:s text:c="4"/>q3d:</text:span></text:p>
      <text:p text:style-name="p17"><text:span text:style-name="c14">
          <text:s text:c="8"/>[sd1,..]</text:span></text:p>
      <text:p text:style-name="p17"><text:span text:style-name="c14">
          <text:s text:c="4"/>...</text:span></text:p>
      <text:p text:style-name="p17"><text:span text:style-name="c14">
          <text:s text:c="2"/>...</text:span></text:p>
      <text:p text:style-name="p17"><text:span text:style-name="c14">... </text:span></text:p>
      <text:p text:style-name="p16"><text:span text:style-name="c0"> </text:span></text:p>
      <text:p text:style-name="p4"><text:span text:style-name="c0">Some groupings, hence some keys, are more or less natural like </text:span><text:span text:style-name="c12">(lemma, part-of-speech)</text:span><text:span text:style-name="c0">, others arbitrary. </text:span></text:p>
      <text:p text:style-name="p5"><text:span text:style-name="c6">OEWN</text:span><text:span text:style-name="c0"> </text:span></text:p>
      <text:p text:style-name="p4"><text:span text:style-name="c0">This is the layout to be found in the YAML version of OEWN: </text:span></text:p>
      <text:p text:style-name="p15"><text:span text:style-name="c14">row:</text:span></text:p>
      <text:p text:style-name="p17"><text:span text:style-name="c14">
          <text:s text:c="2"/>n-1:</text:span></text:p>
      <text:p text:style-name="p17"><text:span text:style-name="c14">
          <text:s text:c="4"/>pronunciation:</text:span></text:p>
      <text:p text:style-name="p17"><text:span text:style-name="c14">
          <text:s text:c="4"/>- value: ɹəʊ</text:span></text:p>
      <text:p text:style-name="p17"><text:span text:style-name="c14">
          <text:s text:c="4"/>sense:</text:span></text:p>
      <text:p text:style-name="p17"><text:span text:style-name="c14">
          <text:s text:c="4"/>- id: 'row%1:14:00::'</text:span></text:p>
      <text:p text:style-name="p17"><text:span text:style-name="c14">
          <text:s text:c="6"/>synset: 08448447-n</text:span></text:p>
      <text:p text:style-name="p17"><text:span text:style-name="c14">
          <text:s text:c="4"/>- id: 'row%1:17:00::'</text:span></text:p>
      <text:p text:style-name="p17"><text:span text:style-name="c14">
          <text:s text:c="6"/>synset: 09440243-n</text:span></text:p>
      <text:p text:style-name="p17"><text:span text:style-name="c14">
          <text:s text:c="4"/>- id: 'row%1:06:00::'</text:span></text:p>
      <text:p text:style-name="p17"><text:span text:style-name="c14">
          <text:s text:c="6"/>synset: 03124680-n</text:span></text:p>
      <text:p text:style-name="p17"><text:span text:style-name="c14">
          <text:s text:c="4"/>- id: 'row%1:14:01::'</text:span></text:p>
      <text:p text:style-name="p17"><text:span text:style-name="c14">
          <text:s text:c="6"/>synset: 08450457-n</text:span></text:p>
      <text:p text:style-name="p17"><text:span text:style-name="c14">
          <text:s text:c="4"/>- id: 'row%1:07:00::'</text:span></text:p>
      <text:p text:style-name="p17"><text:span text:style-name="c14">
          <text:s text:c="6"/>synset: 05052831-n</text:span></text:p>
      <text:p text:style-name="p17"><text:span text:style-name="c14">
          <text:s text:c="6"/>id: 'row%1:04:00::'</text:span></text:p>
      <text:p text:style-name="p17"><text:span text:style-name="c14">
          <text:s text:c="6"/>synset: 00446336-n</text:span></text:p>
      <text:p text:style-name="p17"><text:span text:style-name="c14">
          <text:s text:c="2"/>n-2:</text:span></text:p>
      <text:p text:style-name="p17"><text:span text:style-name="c14">
          <text:s text:c="4"/>pronunciation:</text:span></text:p>
      <text:p text:style-name="p17"><text:span text:style-name="c14">
          <text:s text:c="4"/>- value: ɹaʊ</text:span></text:p>
      <text:p text:style-name="p17"><text:span text:style-name="c14">
          <text:s text:c="4"/>sense:</text:span></text:p>
      <text:p text:style-name="p17"><text:span text:style-name="c14">
          <text:s text:c="4"/>- id: 'row%1:10:00::'</text:span></text:p>
      <text:p text:style-name="p17"><text:span text:style-name="c14">
          <text:s text:c="6"/>synset: 07198809-n</text:span></text:p>
      <text:p text:style-name="p17"><text:span text:style-name="c14">
          <text:s text:c="2"/>v:</text:span></text:p>
      <text:p text:style-name="p17"><text:span text:style-name="c14">
          <text:s text:c="4"/>pronunciation:</text:span></text:p>
      <text:p text:style-name="p17"><text:span text:style-name="c14">
          <text:s text:c="4"/>- value: ɹəʊ</text:span></text:p>
      <text:p text:style-name="p17"><text:span text:style-name="c14">
          <text:s text:c="4"/>sense:</text:span></text:p>
      <text:p text:style-name="p17"><text:span text:style-name="c14">
          <text:s text:c="5"/>id: 'row%2:38:00::'</text:span></text:p>
      <text:p text:style-name="p17"><text:span text:style-name="c14">
          <text:s text:c="5"/>synset: 01950855-v</text:span></text:p>
      <text:p text:style-name="p16"><text:span text:style-name="c0"> </text:span></text:p>
      <text:p text:style-name="p4"><text:span text:style-name="c0">This can be simplified to: </text:span></text:p>
      <text:p text:style-name="p15"><text:span text:style-name="c14">row:</text:span></text:p>
      <text:p text:style-name="p17"><text:span text:style-name="c14">
          <text:s text:c="2"/>n-1:</text:span></text:p>
      <text:p text:style-name="p17"><text:span text:style-name="c14">
          <text:s text:c="4"/>pronunciation ɹəʊ</text:span></text:p>
      <text:p text:style-name="p17"><text:span text:style-name="c14">
          <text:s text:c="4"/>lexunit 1</text:span></text:p>
      <text:p text:style-name="p17"><text:span text:style-name="c14">
          <text:s text:c="2"/>n-2:</text:span></text:p>
      <text:p text:style-name="p17"><text:span text:style-name="c14">
          <text:s text:c="4"/>pronunciation ɹaʊ</text:span></text:p>
      <text:p text:style-name="p17"><text:span text:style-name="c14">
          <text:s text:c="4"/>lexunit 2</text:span></text:p>
      <text:p text:style-name="p17"><text:span text:style-name="c14">
          <text:s text:c="2"/>v:</text:span></text:p>
      <text:p text:style-name="p17"><text:span text:style-name="c14">
          <text:s text:c="4"/>pronunciation ɹəʊ</text:span></text:p>
      <text:p text:style-name="p17"><text:span text:style-name="c14">
          <text:s text:c="4"/>lexunit 3</text:span></text:p>
      <text:p text:style-name="p16"><text:span text:style-name="c0"> </text:span></text:p>
      <text:p text:style-name="p4"><text:span text:style-name="c0">The containers (and so the lexical units) appear at level of indentation 3 where ordered lists of senses are to be found. There are 3 </text:span><text:span text:style-name="c12">(q1,q2) -&gt; [s+]</text:span><text:span text:style-name="c0"> mappings: </text:span></text:p>
      <text:p text:style-name="p15"><text:span text:style-name="c14">(row,n-1) -&gt; [row%1:14:00::,row%1:17:00::,row%1:06:00::,row%1:14:01::,row%1:07:00::,row%1:04:00::] = lexunit1</text:span></text:p>
      <text:p text:style-name="p17"><text:span text:style-name="c14">(row,n-2) -&gt; [row%1:10:00::] = lexunit2</text:span></text:p>
      <text:p text:style-name="p17"><text:span text:style-name="c14">(row,v) -&gt; [row%2:38:00::] = lexunit3</text:span></text:p>
      <text:p text:style-name="p16"><text:span text:style-name="c0"> </text:span></text:p>
      <text:p text:style-name="p4"><text:span text:style-name="c0">or </text:span></text:p>
      <text:p text:style-name="p15"><text:span text:style-name="c14">(row,n-1) -&gt; lexunit1</text:span></text:p>
      <text:p text:style-name="p17"><text:span text:style-name="c14">(row,n-2) -&gt; lexunit2</text:span></text:p>
      <text:p text:style-name="p17"><text:span text:style-name="c14">(row,v) -&gt; lexunit3</text:span></text:p>
      <text:p text:style-name="p16"><text:span text:style-name="c0"> </text:span></text:p>
      <text:p text:style-name="p4"><text:span text:style-name="c0">or </text:span></text:p>
      <text:p text:style-name="p15"><text:span text:style-name="c14">(row,n,1) -&gt; lexunit1</text:span></text:p>
      <text:p text:style-name="p17"><text:span text:style-name="c14">(row,n,2) -&gt; lexunit2</text:span></text:p>
      <text:p text:style-name="p17"><text:span text:style-name="c14">(row,v,{}) -&gt; lexunit3</text:span></text:p>
      <text:p text:style-name="p16"><text:span text:style-name="c0"> </text:span></text:p>
      <text:p text:style-name="p4"><text:span text:style-name="c0">where the third element of the triple is a discriminant whose possible values are currently in {1,2,{}} range across OEWN. It turns out the discriminant currently distinguishes/fleshes out different pronunciations of the lemmas. So this is equivalent to: </text:span></text:p>
      <text:p text:style-name="p15"><text:span text:style-name="c14">(row,n,{/ɹəʊ/}) -&gt; lexunit1</text:span></text:p>
      <text:p text:style-name="p17"><text:span text:style-name="c14">(row,n,{/ɹaʊ/}) -&gt; lexunit2</text:span></text:p>
      <text:p text:style-name="p17"><text:span text:style-name="c14">(row,v,{}) -&gt; lexunit3</text:span></text:p>
      <text:p text:style-name="p16"><text:span text:style-name="c0"> </text:span></text:p>
      <text:p text:style-name="p4"><text:span text:style-name="c0">so the scheme could be a 4-tier layout: </text:span></text:p>
      <text:p text:style-name="p15"><text:span text:style-name="c14">row:</text:span></text:p>
      <text:p text:style-name="p17"><text:span text:style-name="c14">
          <text:s text:c="2"/>n:</text:span></text:p>
      <text:p text:style-name="p17"><text:span text:style-name="c14">
          <text:s text:c="4"/>{/ɹəʊ/}:</text:span></text:p>
      <text:p text:style-name="p17"><text:span text:style-name="c14">
          <text:s text:c="8"/>lexunit 1</text:span></text:p>
      <text:p text:style-name="p17"><text:span text:style-name="c14">
          <text:s text:c="4"/>{/ɹaʊ/}:</text:span></text:p>
      <text:p text:style-name="p17"><text:span text:style-name="c14">
          <text:s text:c="8"/>lexunit 2</text:span></text:p>
      <text:p text:style-name="p17"><text:span text:style-name="c14">
          <text:s text:c="2"/>v:</text:span></text:p>
      <text:p text:style-name="p17"><text:span text:style-name="c14">
          <text:s text:c="4"/>{}:</text:span></text:p>
      <text:p text:style-name="p17"><text:span text:style-name="c14">
          <text:s text:c="8"/>lexunit 3</text:span></text:p>
      <text:p text:style-name="p16"><text:span text:style-name="c0"> </text:span></text:p>
      <text:p text:style-name="p4"><text:span text:style-name="c0">Note that the pronunciation of the verb, although present, does not discriminate among verb lexunits, so it’s irrelevant as a discriminant key but could be present. </text:span></text:p>
      <text:p text:style-name="p4"><text:span text:style-name="c0">Which leads us to define the key in OEWN (current version) as: </text:span></text:p>
      <text:p text:style-name="p10"><text:span text:style-name="c11">k=(w,t,{v*})</text:span><text:span text:style-name="c0"> </text:span></text:p>
      <text:p text:style-name="p4"><text:span text:style-name="c0">where w is the case-sensitive lemma, t the synset type, and {v*} the set of pronunciations </text:span></text:p>
      <text:p text:style-name="p4"><text:span text:style-name="c0">In the case of </text:span><text:span text:style-name="c12">critical</text:span><text:span text:style-name="c0"> this leads us to two separate lexunits: </text:span></text:p>
      <text:p text:style-name="p15"><text:span text:style-name="c14">(critical,a) -&gt; [s1,s2,s3,s5,s6] </text:span></text:p>
      <text:p text:style-name="p17"><text:span text:style-name="c14">(critical,s) -&gt; [s4,s7] </text:span></text:p>
      <text:p text:style-name="p16"><text:span text:style-name="c0"> </text:span></text:p>
      <text:p text:style-name="p4"><text:span text:style-name="c0">where </text:span></text:p>
      <text:p text:style-name="p15"><text:span text:style-name="c14">s1 = oewn-critical%3:00:01:: synset=oewn-00650564-a def=marked by a tendency to find and call attention to errors</text:span></text:p>
      <text:p text:style-name="p17"><text:span text:style-name="c14">s2 = oewn-critical%3:00:04:: synset=oewn-00654957-a def=at or of a point at which a property or phenomenon suffers an abrupt change</text:span></text:p>
      <text:p text:style-name="p17"><text:span text:style-name="c14">s3 = oewn-critical%3:00:02:: synset=oewn-00652608-a def=characterized by careful evaluation</text:span></text:p>
      <text:p text:style-name="p17"><text:span text:style-name="c14">s4 = oewn-critical%5:00:00:indispensable:00 synset=oewn-00907116-s def=urgently needed</text:span></text:p>
      <text:p text:style-name="p17"><text:span text:style-name="c14">s5 = oewn-critical%3:00:03:: synset=oewn-00653599-a def=forming or having the nature of a turning point</text:span></text:p>
      <text:p text:style-name="p17"><text:span text:style-name="c14">s6 = oewn-critical%3:01:00:: synset=oewn-02841530-a def=being in or verging on a state of crisis</text:span></text:p>
      <text:p text:style-name="p17"><text:span text:style-name="c14">s7 = oewn-critical%5:00:00:crucial:00 synset=oewn-00659155-s def=of or involving or characteristic of critics</text:span></text:p>
      <text:p text:style-name="p16"><text:span text:style-name="c0"> </text:span></text:p>
      <text:p text:style-name="p5"><text:span text:style-name="c6">Other keys</text:span><text:span text:style-name="c0"> </text:span></text:p>
      <text:p text:style-name="p4"><text:span text:style-name="c0">Even if we leave aside pronunciation, the Princeton WordNet PWN key is different from the OEWN key: </text:span></text:p>
      <text:p text:style-name="p10"><text:span text:style-name="c11">k=(w,p)</text:span><text:span text:style-name="c0"> </text:span></text:p>
      <text:p text:style-name="p4"><text:span text:style-name="c0">in that the part-of-speech </text:span><text:span text:style-name="c12">p</text:span><text:span text:style-name="c0"> takes part in grouping the senses, not the synset type </text:span><text:span text:style-name="c12">t</text:span><text:span text:style-name="c0">: </text:span></text:p>
      <text:p text:style-name="p15"><text:span text:style-name="c14">(critical,as) -&gt; [s1,s2,s3,s4,s5,s6,s7] </text:span></text:p>
      <text:p text:style-name="p16"><text:span text:style-name="c0"> </text:span></text:p>
      <text:p text:style-name="p4"><text:span text:style-name="c0">PWN31 </text:span><text:span text:style-name="c12">index.sense</text:span><text:span text:style-name="c0"> registers 7 senses for adjective </text:span><text:span text:style-name="c12">critical</text:span><text:span text:style-name="c0"> (regardless of whether it’s a satellite or a head): </text:span></text:p>
      <text:p text:style-name="p15"><text:span text:style-name="c14">critical a ... 6 00650564 00654957 00652608 00907116 00659155 00653599 02841530</text:span></text:p>
      <text:p text:style-name="p16"><text:span text:style-name="c0"> </text:span></text:p>
      <text:p text:style-name="p4"><text:span text:style-name="c0">that </text:span><text:span text:style-name="c12">index.adj</text:span><text:span text:style-name="c0"> names and orders (first figure) by decreasing tag count (last figure): </text:span></text:p>
      <text:p text:style-name="p15"><text:span text:style-name="c14">critical%3:00:01:: <text:s text:c="17"/>00650564 <text:s text:c="3"/>1 7</text:span></text:p>
      <text:p text:style-name="p17"><text:span text:style-name="c14">critical%3:00:04:: <text:s text:c="17"/>00654957 <text:s text:c="3"/>2 5</text:span></text:p>
      <text:p text:style-name="p17"><text:span text:style-name="c14">critical%3:00:02:: <text:s text:c="17"/>00652608 <text:s text:c="3"/>3 5</text:span></text:p>
      <text:p text:style-name="p17"><text:span text:style-name="c14">critical%5:00:00:indispensable:00 <text:s text:c="2"/>00907116 <text:s text:c="3"/>4 3</text:span></text:p>
      <text:p text:style-name="p17"><text:span text:style-name="c14">critical%5:00:00:crucial:00 <text:s text:c="8"/>00659155 <text:s text:c="3"/>5 2</text:span></text:p>
      <text:p text:style-name="p17"><text:span text:style-name="c14">critical%3:00:03:: <text:s text:c="17"/>00653599 <text:s text:c="3"/>6 1</text:span></text:p>
      <text:p text:style-name="p17"><text:span text:style-name="c14">critical%3:01:00:: <text:s text:c="17"/>02841530 <text:s text:c="3"/>7 0</text:span></text:p>
      <text:p text:style-name="p16"><text:span text:style-name="c0"> </text:span></text:p>
      <text:p text:style-name="p4"><text:span text:style-name="c0">Now this seems natural as the grouping by part-of-speech is more natural than by synset type. </text:span></text:p>
      <text:p text:style-name="p4"><text:span text:style-name="c0">If we extend this remark to OEWN, it seems desirable for OEWN to have </text:span></text:p>
      <text:p text:style-name="p10"><text:span text:style-name="c11">k=(w,p,{v*})</text:span><text:span text:style-name="c0"> </text:span></text:p>
      <text:p text:style-name="p4"><text:span text:style-name="c0">instead of its current key, which leads to merging adjective lexunits of types </text:span><text:span text:style-name="c12">a</text:span><text:span text:style-name="c0"> and </text:span><text:span text:style-name="c12">s</text:span><text:span text:style-name="c0"> into a single sense groups. The problem is how to build the new order of senses which should not consist in appending the satellites to the heads: some intermingling is needed if we want to stick to decreasing usage frequency ordering. </text:span></text:p>
      <text:p text:style-name="p5"><text:span text:style-name="c6">Other keys</text:span><text:span text:style-name="c0"> </text:span></text:p>
      <text:p text:style-name="p4"><text:span text:style-name="c0">Please note that another possible key could be </text:span></text:p>
      <text:p text:style-name="p10"><text:span text:style-name="c11">k=(u,cc(u),p,{v*})</text:span><text:span text:style-name="c0"> </text:span></text:p>
      <text:p text:style-name="p4"><text:span text:style-name="c0">with mappings like </text:span></text:p>
      <text:p text:style-name="p15"><text:span text:style-name="c14">(earth,Earth,n,{}) -&gt; <text:s/>unique lexunit</text:span></text:p>
      <text:p text:style-name="p17"><text:span text:style-name="c14">(baroque,Baroque,n,{}) -&gt; unique lexunit</text:span></text:p>
      <text:p text:style-name="p16"><text:span text:style-name="c0"> </text:span></text:p>
      <text:p text:style-name="p4"><text:span text:style-name="c0">Some other examples: </text:span></text:p>
      <text:p text:style-name="p10"><text:span text:style-name="c11">k=(uc(w),p)</text:span><text:span text:style-name="c0"> </text:span></text:p>
      <text:p text:style-name="p4"><text:span text:style-name="c0">with mappings like (in the French Robert dictionary) </text:span></text:p>
      <text:p text:style-name="p15"><text:span text:style-name="c14">(ÉTÉ,n) -&gt; unique lexunit</text:span></text:p>
      <text:p text:style-name="p17"><text:span text:style-name="c14">(CAFÉ,n) -&gt; unique lexunit</text:span></text:p>
      <text:p text:style-name="p16"><text:span text:style-name="c0"> </text:span></text:p>
      <text:p text:style-name="p10"><text:span text:style-name="c11">k=(u,cc(u),p)</text:span><text:span text:style-name="c0"> </text:span></text:p>
      <text:p text:style-name="p10"><text:span text:style-name="c11">k=(w,lc(w),p)</text:span><text:span text:style-name="c0"> </text:span></text:p>
      <text:p text:style-name="p4"><text:span text:style-name="c0">with mappings like </text:span></text:p>
      <text:p text:style-name="p15"><text:span text:style-name="c14">(earth,Earth,n) -&gt; ...</text:span></text:p>
      <text:p text:style-name="p17"><text:span text:style-name="c14">(Earth,earth,n) -&gt; ...</text:span></text:p>
      <text:p text:style-name="p16"><text:span text:style-name="c0"> </text:span></text:p>
      <text:p text:style-name="p10"><text:span text:style-name="c11">k=(w,rd(w),p)</text:span><text:span text:style-name="c0"> </text:span></text:p>
      <text:p text:style-name="p10"><text:span text:style-name="c11">k=(ad(a),a,p)</text:span><text:span text:style-name="c0"> </text:span></text:p>
      <text:p text:style-name="p10"><text:span text:style-name="c11">k=(a,ad(a),p)</text:span><text:span text:style-name="c0"> </text:span></text:p>
      <text:p text:style-name="p4"><text:span text:style-name="c0">with mappings like </text:span></text:p>
      <text:p text:style-name="p15"><text:span text:style-name="c14">(café,cafe,n) -&gt; unique lexunit</text:span></text:p>
      <text:p text:style-name="p17"><text:span text:style-name="c14">(café,cafe,n) -&gt; unique lexunit</text:span></text:p>
      <text:p text:style-name="p17"><text:span text:style-name="c14">(cafe,café,n) -&gt; unique lexunit</text:span></text:p>
      <text:p text:style-name="p16"><text:span text:style-name="c0"> </text:span></text:p>
      <text:p text:style-name="p10"><text:span text:style-name="c11">k=(w,us(w),p)</text:span><text:span text:style-name="c0"> </text:span></text:p>
      <text:p text:style-name="p10"><text:span text:style-name="c11">k=(w,gb(w),p)</text:span><text:span text:style-name="c0"> </text:span></text:p>
      <text:p text:style-name="p4"><text:span text:style-name="c0">with mappings like </text:span></text:p>
      <text:p text:style-name="p15"><text:span text:style-name="c14">(colour,color,n) -&gt; unique lexunit</text:span></text:p>
      <text:p text:style-name="p17"><text:span text:style-name="c14">(color,colour,n) -&gt; unique lexunit</text:span></text:p>
      <text:p text:style-name="p16"><text:span text:style-name="c0"> </text:span></text:p>
      <text:p text:style-name="p10"><text:span text:style-name="c11">k=(w,sz(w),p)</text:span><text:span text:style-name="c0"> </text:span></text:p>
      <text:p text:style-name="p4"><text:span text:style-name="c0">with mappings like </text:span></text:p>
      <text:p text:style-name="p15"><text:span text:style-name="c14">(realise,realize,v) -&gt; unique lexunit</text:span></text:p>
      <text:p text:style-name="p16"><text:span text:style-name="c0"> </text:span></text:p>
      <text:p text:style-name="p10"><text:span text:style-name="c11">k=(w,sz(w),p)</text:span><text:span text:style-name="c0"> </text:span></text:p>
      <text:p text:style-name="p4"><text:span text:style-name="c0">with mappings like </text:span></text:p>
      <text:p text:style-name="p15"><text:span text:style-name="c14">(realise,realize,v) -&gt; unique lexunit</text:span></text:p>
      <text:p text:style-name="p16"><text:span text:style-name="c0"> </text:span></text:p>
      <text:p text:style-name="p5"><text:span text:style-name="c6">Key classes</text:span><text:span text:style-name="c0"> </text:span></text:p>
      <text:p text:style-name="p4"><text:span text:style-name="c0">Keys have been developped in software that, when applied to data D, yield the lexunits. </text:span></text:p>
      <text:p text:style-name="p10"><text:span text:style-name="c11">k.apply(D) = {lexunit+} = {[s1,…],..} = {[s1,…]+}</text:span><text:span text:style-name="c0"> </text:span></text:p>
      <text:p text:style-name="p4"><text:span text:style-name="c0">In relation to a given set of data, they can have </text:span><text:span text:style-name="c9">single-value</text:span><text:span text:style-name="c0"> output (the first two keys below, with OEWN) or </text:span><text:span text:style-name="c9">multi-value</text:span><text:span text:style-name="c0"> results, in which case some lexunits in the data would have to be merged if the data were to conform to the key. If a key produces the empty set, it fails. </text:span></text:p>
      <text:p text:style-name="p10"><text:span text:style-name="c11">k.apply(D) = lexunit, D conforms to k</text:span><text:span text:style-name="c0"> </text:span></text:p>
      <text:p text:style-name="p10"><text:span text:style-name="c11">k.apply(D) = {lexunit+}, D does not conform to k</text:span><text:span text:style-name="c0"> </text:span></text:p>
      <text:p text:style-name="p4"><text:span text:style-name="c9">Key.OEWN</text:span><text:span text:style-name="c0"> is the current OEWN implementation and has the intended handling of case and pronunciations. It is a deep key in that it handles the pronunciation sets as part of the key. </text:span></text:p>
      <text:p text:style-name="p15"><text:span text:style-name="c14">new Key.OEWN("row", 'n', Pronunciation.ipa("ɹəʊ" )) <text:s/></text:span></text:p>
      <text:p text:style-name="p16"><text:span text:style-name="c0"> </text:span></text:p>
      <text:p text:style-name="p4"><text:span text:style-name="c0">yields a unique result when applied to the data. </text:span></text:p>
      <text:p text:style-name="p4"><text:span text:style-name="c9">Key.Shallow</text:span><text:span text:style-name="c0"> is the current OEWN implementation and has the intended handling of case and pronunciations but, unlike the previous key, operates with a discriminant, not the set pronunciations. </text:span></text:p>
      <text:p text:style-name="p15"><text:span text:style-name="c14">Key.Shallow("row", 'n', "-1")</text:span></text:p>
      <text:p text:style-name="p16"><text:span text:style-name="c0"> </text:span></text:p>
      <text:p text:style-name="p4"><text:span text:style-name="c0">also yields a unique result when applied to the data. </text:span></text:p>
      <text:p text:style-name="p4"><text:span text:style-name="c9">Key.Pos</text:span><text:span text:style-name="c0"> is like Key.OEWN but the second element is the part-of-speech, not the synset type. </text:span></text:p>
      <text:p text:style-name="p15"><text:span text:style-name="c14">Key.Pos("critical", 'a', {})</text:span></text:p>
      <text:p text:style-name="p16"><text:span text:style-name="c0"> </text:span></text:p>
      <text:p text:style-name="p4"><text:span text:style-name="c0">yields multiple results when applied to the current OEWN data. OEWN’s next move is now to merge the </text:span><text:span text:style-name="c12">a</text:span><text:span text:style-name="c0"> and </text:span><text:span text:style-name="c12">s</text:span><text:span text:style-name="c0"> lexunits so that they produce a single output. The next OEWN will conform to this key. </text:span></text:p>
      <text:p text:style-name="p4"><text:span text:style-name="c9">Key.IC</text:span><text:span text:style-name="c0"> ignores case in the lemma and with the current OEWN data, it is a multivalue key </text:span></text:p>
      <text:p text:style-name="p15"><text:span text:style-name="c14">new Key.IC("mobile", 'n', Pronunciation.ipa("ˈməʊbaɪl", "GB"), Pronunciation.ipa("ˈmoʊbil", "US"))</text:span></text:p>
      <text:p text:style-name="p17"><text:span text:style-name="c14">new Key.IC("Mobile", 'n', Pronunciation.ipa("ˈməʊbaɪl", "GB"), Pronunciation.ipa("ˈmoʊbil", "US"))</text:span></text:p>
      <text:p text:style-name="p17"><text:span text:style-name="c14">new Key.IC("MOBILE", 'n', Pronunciation.ipa("ˈməʊbaɪl", "GB"), Pronunciation.ipa("ˈmoʊbil", "US"))</text:span></text:p>
      <text:p text:style-name="p16"><text:span text:style-name="c0"> </text:span></text:p>
      <text:p text:style-name="p4"><text:span text:style-name="c0">all yield the same 2 values. </text:span></text:p>
      <text:p text:style-name="p4"><text:span text:style-name="c9">Key.PWN</text:span><text:span text:style-name="c0"> uses part-of-speech the way Princeton WordNet does, rather than synset type and with the current OEWN data it is a multivalue key </text:span></text:p>
      <text:p text:style-name="p15"><text:span text:style-name="c14">new Key.Pos("critical", 'a', Pronunciation.ipa("ˈkɹɪtɪkəl"))</text:span></text:p>
      <text:p text:style-name="p16"><text:span text:style-name="c0"> </text:span></text:p>
      <text:p text:style-name="p5"><text:span text:style-name="c6">Coding and testing</text:span><text:span text:style-name="c0"> </text:span></text:p>
      <text:p text:style-name="p4"><text:span text:style-name="c0">The above keys have been implemented in code to be used with the current data and the following: </text:span></text:p>
      <text:p text:style-name="p15"><text:span text:style-name="c14">new Key.OEWN("row", 'n', Pronunciation.ipa("ɹəʊ" )) <text:s text:c="25"/>.apply(model.lexes);</text:span></text:p>
      <text:p text:style-name="p17"><text:span text:style-name="c14">new Key.OEWN("critical", 'a', Pronunciation.ipa("ˈkɹɪtɪkəl")) <text:s text:c="21"/>.apply(model.lexes);</text:span></text:p>
      <text:p text:style-name="p17"/>
      <text:p text:style-name="p17"><text:span text:style-name="c14">new Key.IC("mobile", 'n', Pronunciation.ipa("ˈmoʊbil", "US"), Pronunciation.ipa("ˈməʊbaɪl", "GB")) <text:s text:c="3"/>.apply(model.lexes);</text:span></text:p>
      <text:p text:style-name="p17"><text:span text:style-name="c14">new Key.IC("Mobile", 'n', Pronunciation.ipa("ˈməʊbaɪl", "GB"), Pronunciation.ipa("ˈmoʊbil", "US")) <text:s text:c="3"/>.apply(model.lexes);</text:span></text:p>
      <text:p text:style-name="p17"><text:span text:style-name="c14">new Key.IC("MOBILE", 'n', Pronunciation.ipa("ˈməʊbaɪl", "GB"), Pronunciation.ipa("ˈmoʊbil", "US")) <text:s text:c="3"/>.apply(model.lexes);</text:span></text:p>
      <text:p text:style-name="p17"/>
      <text:p text:style-name="p17"><text:span text:style-name="c14">new Key.Shallow("row", 'n', "-1") <text:s text:c="38"/>.apply(model.lexes);</text:span></text:p>
      <text:p text:style-name="p17"><text:span text:style-name="c14">new Key.Shallow("critical", 's', null) <text:s text:c="41"/>.apply(model.lexes);</text:span></text:p>
      <text:p text:style-name="p17"/>
      <text:p text:style-name="p17"><text:span text:style-name="c14">new Key.Pos("critical", 'a', Pronunciation.ipa("ˈkɹɪtɪkəl")) <text:s text:c="43"/>.apply(model.lexes);</text:span></text:p>
      <text:p text:style-name="p17"/>
      <text:p text:style-name="p17"><text:span text:style-name="c14">new Key.PWN("critical", 'a') <text:s text:c="43"/>.apply(model.lexes);</text:span></text:p>
      <text:p text:style-name="p16"><text:span text:style-name="c0"> </text:span></text:p>
      <text:p text:style-name="p4"><text:span text:style-name="c0">yields: </text:span></text:p>
      <text:p text:style-name="p15"><text:span text:style-name="c14">KEY IGNORE CASE (mobile,n,[[GB] /ˈməʊbaɪl/, [US] /ˈmoʊbil/])</text:span></text:p>
      <text:p text:style-name="p17"><text:span text:style-name="c14">Mobile n [GB] /ˈməʊbaɪl/,[US] /ˈmoʊbil/ {[0] of 'Mobile' mobile%1:17:00:: n 09379536-n,[1] of 'Mobile' mobile%1:15:00:: n 09076943-n}</text:span></text:p>
      <text:p text:style-name="p17"><text:span text:style-name="c14">mobile n [GB] /ˈməʊbaɪl/,[US] /ˈmoʊbil/ {[0] of 'mobile' mobile%1:06:00:: n 03781824-n}</text:span></text:p>
      <text:p text:style-name="p17"><text:span text:style-name="c14">KEY IGNORE CASE (mobile,n,[[GB] /ˈməʊbaɪl/, [US] /ˈmoʊbil/])</text:span></text:p>
      <text:p text:style-name="p17"><text:span text:style-name="c14">Mobile n [GB] /ˈməʊbaɪl/,[US] /ˈmoʊbil/ {[0] of 'Mobile' mobile%1:17:00:: n 09379536-n,[1] of 'Mobile' mobile%1:15:00:: n 09076943-n}</text:span></text:p>
      <text:p text:style-name="p17"><text:span text:style-name="c14">mobile n [GB] /ˈməʊbaɪl/,[US] /ˈmoʊbil/ {[0] of 'mobile' mobile%1:06:00:: n 03781824-n}</text:span></text:p>
      <text:p text:style-name="p17"><text:span text:style-name="c14">KEY IGNORE CASE (Mobile,n,[[GB] /ˈməʊbaɪl/, [US] /ˈmoʊbil/])</text:span></text:p>
      <text:p text:style-name="p17"><text:span text:style-name="c14">Mobile n [GB] /ˈməʊbaɪl/,[US] /ˈmoʊbil/ {[0] of 'Mobile' mobile%1:17:00:: n 09379536-n,[1] of 'Mobile' mobile%1:15:00:: n 09076943-n}</text:span></text:p>
      <text:p text:style-name="p17"><text:span text:style-name="c14">mobile n [GB] /ˈməʊbaɪl/,[US] /ˈmoʊbil/ {[0] of 'mobile' mobile%1:06:00:: n 03781824-n}</text:span></text:p>
      <text:p text:style-name="p17"><text:span text:style-name="c14">KEY IGNORE CASE (Mobile,n,[[GB] /ˈməʊbaɪl/, [US] /ˈmoʊbil/])</text:span></text:p>
      <text:p text:style-name="p17"><text:span text:style-name="c14">Mobile n [GB] /ˈməʊbaɪl/,[US] /ˈmoʊbil/ {[0] of 'Mobile' mobile%1:17:00:: n 09379536-n,[1] of 'Mobile' mobile%1:15:00:: n 09076943-n}</text:span></text:p>
      <text:p text:style-name="p17"><text:span text:style-name="c14">mobile n [GB] /ˈməʊbaɪl/,[US] /ˈmoʊbil/ {[0] of 'mobile' mobile%1:06:00:: n 03781824-n}</text:span></text:p>
      <text:p text:style-name="p17"><text:span text:style-name="c14">KEY IGNORE CASE (MOBILE,n,[[GB] /ˈməʊbaɪl/, [US] /ˈmoʊbil/])</text:span></text:p>
      <text:p text:style-name="p17"><text:span text:style-name="c14">Mobile n [GB] /ˈməʊbaɪl/,[US] /ˈmoʊbil/ {[0] of 'Mobile' mobile%1:17:00:: n 09379536-n,[1] of 'Mobile' mobile%1:15:00:: n 09076943-n}</text:span></text:p>
      <text:p text:style-name="p17"><text:span text:style-name="c14">mobile n [GB] /ˈməʊbaɪl/,[US] /ˈmoʊbil/ {[0] of 'mobile' mobile%1:06:00:: n 03781824-n}</text:span></text:p>
      <text:p text:style-name="p17"/>
      <text:p text:style-name="p17"><text:span text:style-name="c14">KEY IGNORE CASE (baroque,a,[[GB] /bəˈɹɒk/, [US] /bəˈɹoʊk/])</text:span></text:p>
      <text:p text:style-name="p17"><text:span text:style-name="c14">Baroque a [GB] /bəˈɹɒk/,[US] /bəˈɹoʊk/ {[0] of 'Baroque' baroque%3:01:00:: a 02985568-a}</text:span></text:p>
      <text:p text:style-name="p17"><text:span text:style-name="c14">baroque a [GB] /bəˈɹɒk/,[US] /bəˈɹoʊk/ {[0] of 'baroque' baroque%3:01:01:: a 02985568-a}</text:span></text:p>
      <text:p text:style-name="p17"><text:span text:style-name="c14">KEY IGNORE CASE (baroque,s,[[GB] /bəˈɹɒk/, [US] /bəˈɹoʊk/])</text:span></text:p>
      <text:p text:style-name="p17"><text:span text:style-name="c14">baroque s [GB] /bəˈɹɒk/,[US] /bəˈɹoʊk/ {[0] of 'baroque' baroque%5:00:00:fancy:00 s 01799504-s}</text:span></text:p>
      <text:p text:style-name="p17"><text:span text:style-name="c14">KEY IGNORE CASE (baroque,a,[[US] /bəˈɹoʊk/, [GB] /bəˈɹɒk/])</text:span></text:p>
      <text:p text:style-name="p17"><text:span text:style-name="c14">Baroque a [GB] /bəˈɹɒk/,[US] /bəˈɹoʊk/ {[0] of 'Baroque' baroque%3:01:00:: a 02985568-a}</text:span></text:p>
      <text:p text:style-name="p17"><text:span text:style-name="c14">baroque a [GB] /bəˈɹɒk/,[US] /bəˈɹoʊk/ {[0] of 'baroque' baroque%3:01:01:: a 02985568-a}</text:span></text:p>
      <text:p text:style-name="p17"><text:span text:style-name="c14">KEY IGNORE CASE (Baroque,a,[[US] /bəˈɹoʊk/, [GB] /bəˈɹɒk/])</text:span></text:p>
      <text:p text:style-name="p17"><text:span text:style-name="c14">Baroque a [GB] /bəˈɹɒk/,[US] /bəˈɹoʊk/ {[0] of 'Baroque' baroque%3:01:00:: a 02985568-a}</text:span></text:p>
      <text:p text:style-name="p17"><text:span text:style-name="c14">baroque a [GB] /bəˈɹɒk/,[US] /bəˈɹoʊk/ {[0] of 'baroque' baroque%3:01:01:: a 02985568-a}</text:span></text:p>
      <text:p text:style-name="p17"/>
      <text:p text:style-name="p17"><text:span text:style-name="c14">KEY (bass,n,[/beɪs/])</text:span></text:p>
      <text:p text:style-name="p17"><text:span text:style-name="c14">bass n-1 /beɪs/ {[0] of 'bass' bass%1:07:01:: n 04994045-n,[1] of 'bass' bass%1:10:01:: n 07045779-n,[2] of 'bass' bass%1:18:00:: n 09861916-n,[3] of 'bass' bass%1:10:00:: n 06885404-n,[4] of 'bass' bass%1:06:02:: n 02806515-n}</text:span></text:p>
      <text:p text:style-name="p17"><text:span text:style-name="c14">KEY SHALLOW (bass,n,-1)</text:span></text:p>
      <text:p text:style-name="p17"><text:span text:style-name="c14">bass n-1 /beɪs/ {[0] of 'bass' bass%1:07:01:: n 04994045-n,[1] of 'bass' bass%1:10:01:: n 07045779-n,[2] of 'bass' bass%1:18:00:: n 09861916-n,[3] of 'bass' bass%1:10:00:: n 06885404-n,[4] of 'bass' bass%1:06:02:: n 02806515-n}</text:span></text:p>
      <text:p text:style-name="p17"><text:span text:style-name="c14">KEY (bass,n,[/bæs/])</text:span></text:p>
      <text:p text:style-name="p17"><text:span text:style-name="c14">bass n-2 /bæs/ {[0] of 'bass' bass%1:13:02:: n 07793921-n,[1] of 'bass' bass%1:13:01:: n 07793488-n,[2] of 'bass' bass%1:05:00:: n 02568204-n}</text:span></text:p>
      <text:p text:style-name="p17"><text:span text:style-name="c14">KEY SHALLOW (bass,n,-2)</text:span></text:p>
      <text:p text:style-name="p17"><text:span text:style-name="c14">bass n-2 /bæs/ {[0] of 'bass' bass%1:13:02:: n 07793921-n,[1] of 'bass' bass%1:13:01:: n 07793488-n,[2] of 'bass' bass%1:05:00:: n 02568204-n}</text:span></text:p>
      <text:p text:style-name="p17"/>
      <text:p text:style-name="p17"><text:span text:style-name="c14">KEY IGNORE CASE (Earth,n,[[GB] /ɜːθ/, [US] /ɝθ/])</text:span></text:p>
      <text:p text:style-name="p17"><text:span text:style-name="c14">Earth n [GB] /ɜːθ/,[US] /ɝθ/ {[0] of 'Earth' earth%1:17:00:: n 09293800-n,[1] of 'Earth' earth%1:15:00:: n 08579604-n}</text:span></text:p>
      <text:p text:style-name="p17"><text:span text:style-name="c14">earth n [GB] /ɜːθ/,[US] /ɝθ/ {[0] of 'earth' earth%1:17:02:: n 09293800-n,[1] of 'earth' earth%1:27:00:: n 14867162-n,[2] of 'earth' earth%1:17:01:: n 09357302-n,[3] of 'earth' earth%1:15:01:: n 08579604-n,[4] of 'earth' earth%1:27:01:: n 14868584-n,[5] of 'earth' earth%1:09:00:: n 05678816-n,[6] of 'earth' earth%1:06:00:: n 03467679-n}</text:span></text:p>
      <text:p text:style-name="p17"><text:span text:style-name="c14">KEY IGNORE CASE (Earth,n,[[GB] /ɜːθ/, [US] /ɝθ/])</text:span></text:p>
      <text:p text:style-name="p17"><text:span text:style-name="c14">Earth n [GB] /ɜːθ/,[US] /ɝθ/ {[0] of 'Earth' earth%1:17:00:: n 09293800-n,[1] of 'Earth' earth%1:15:00:: n 08579604-n}</text:span></text:p>
      <text:p text:style-name="p17"><text:span text:style-name="c14">earth n [GB] /ɜːθ/,[US] /ɝθ/ {[0] of 'earth' earth%1:17:02:: n 09293800-n,[1] of 'earth' earth%1:27:00:: n 14867162-n,[2] of 'earth' earth%1:17:01:: n 09357302-n,[3] of 'earth' earth%1:15:01:: n 08579604-n,[4] of 'earth' earth%1:27:01:: n 14868584-n,[5] of 'earth' earth%1:09:00:: n 05678816-n,[6] of 'earth' earth%1:06:00:: n 03467679-n}</text:span></text:p>
      <text:p text:style-name="p17"/>
      <text:p text:style-name="p17"><text:span text:style-name="c14">KEY (row,n,[/ɹəʊ/])</text:span></text:p>
      <text:p text:style-name="p17"><text:span text:style-name="c14">row n-1 /ɹəʊ/ {[0] of 'row' row%1:14:00:: n 08448447-n,[1] of 'row' row%1:17:00:: n 09440243-n,[2] of 'row' row%1:06:00:: n 03124680-n,[3] of 'row' row%1:14:01:: n 08450457-n,[4] of 'row' row%1:07:00:: n 05052831-n,[5] of 'row' row%1:04:00:: n 00446336-n}</text:span></text:p>
      <text:p text:style-name="p17"><text:span text:style-name="c14">KEY SHALLOW (row,n,-1)</text:span></text:p>
      <text:p text:style-name="p17"><text:span text:style-name="c14">row n-1 /ɹəʊ/ {[0] of 'row' row%1:14:00:: n 08448447-n,[1] of 'row' row%1:17:00:: n 09440243-n,[2] of 'row' row%1:06:00:: n 03124680-n,[3] of 'row' row%1:14:01:: n 08450457-n,[4] of 'row' row%1:07:00:: n 05052831-n,[5] of 'row' row%1:04:00:: n 00446336-n}</text:span></text:p>
      <text:p text:style-name="p17"><text:span text:style-name="c14">KEY (row,n,[/ɹaʊ/])</text:span></text:p>
      <text:p text:style-name="p17"><text:span text:style-name="c14">row n-2 /ɹaʊ/ {[0] of 'row' row%1:10:00:: n 07198809-n}</text:span></text:p>
      <text:p text:style-name="p17"><text:span text:style-name="c14">KEY SHALLOW (row,n,-2)</text:span></text:p>
      <text:p text:style-name="p17"><text:span text:style-name="c14">row n-2 /ɹaʊ/ {[0] of 'row' row%1:10:00:: n 07198809-n}</text:span></text:p>
      <text:p text:style-name="p17"/>
      <text:p text:style-name="p17"><text:span text:style-name="c14">KEY (critical,a,[/ˈkɹɪtɪkəl/])</text:span></text:p>
      <text:p text:style-name="p17"><text:span text:style-name="c14">critical a /ˈkɹɪtɪkəl/ {[0] of 'critical' critical%3:00:01:: a 00650564-a,[1] of 'critical' critical%3:00:04:: a 00654957-a,[2] of 'critical' critical%3:00:02:: a 00652608-a,[3] of 'critical' critical%3:00:03:: a 00653599-a,[4] of 'critical' critical%3:01:00:: a 02841530-a}</text:span></text:p>
      <text:p text:style-name="p17"><text:span text:style-name="c14">KEY SHALLOW (critical,s,null)</text:span></text:p>
      <text:p text:style-name="p17"><text:span text:style-name="c14">critical s /ˈkɹɪtɪkəl/ {[0] of 'critical' critical%5:00:00:indispensable:00 s 00907116-s,[1] of 'critical' critical%5:00:00:crucial:00 s 00659155-s}</text:span></text:p>
      <text:p text:style-name="p17"><text:span text:style-name="c14">KEY POS (critical,a,[/ˈkɹɪtɪkəl/])</text:span></text:p>
      <text:p text:style-name="p17"><text:span text:style-name="c14">critical a /ˈkɹɪtɪkəl/ {[0] of 'critical' critical%3:00:01:: a 00650564-a,[1] of 'critical' critical%3:00:04:: a 00654957-a,[2] of 'critical' critical%3:00:02:: a 00652608-a,[3] of 'critical' critical%3:00:03:: a 00653599-a,[4] of 'critical' critical%3:01:00:: a 02841530-a}</text:span></text:p>
      <text:p text:style-name="p17"><text:span text:style-name="c14">KEY PWN (critical,a)</text:span></text:p>
      <text:p text:style-name="p17"><text:span text:style-name="c14">critical a /ˈkɹɪtɪkəl/ {[0] of 'critical' critical%3:00:01:: a 00650564-a,[1] of 'critical' critical%3:00:04:: a 00654957-a,[2] of 'critical' critical%3:00:02:: a 00652608-a,[3] of 'critical' critical%3:00:03:: a 00653599-a,[4] of 'critical' critical%3:01:00:: a 02841530-a}</text:span></text:p>
      <text:p text:style-name="p17"><text:span text:style-name="c14">critical s /ˈkɹɪtɪkəl/ {[0] of 'critical' critical%5:00:00:indispensable:00 s 00907116-s,[1] of 'critical' critical%5:00:00:crucial:00 s 00659155-s}</text:span></text:p>
      <text:p text:style-name="p16"><text:span text:style-name="c0"> </text:span></text:p>
      <text:p text:style-name="p5"><text:span text:style-name="c6">Notation</text:span><text:span text:style-name="c0"> </text:span></text:p>
      <text:p text:style-name="p4"><text:span text:style-name="c9">e+</text:span><text:span text:style-name="c0"> stands for the repetition of at least one element of type e </text:span></text:p>
      <text:p text:style-name="p4"><text:span text:style-name="c9">e</text:span><text:span text:style-name="c0">* also stands the repetition of an element of type e, possibly none </text:span></text:p>
      <text:p text:style-name="p4"><text:span text:style-name="c9">(e1,..)</text:span><text:span text:style-name="c0"> is a tuple </text:span></text:p>
      <text:p text:style-name="p4"><text:span text:style-name="c9">(e+)</text:span><text:span text:style-name="c0"> is a tuple of at least one element </text:span></text:p>
      <text:p text:style-name="p4"><text:span text:style-name="c9">(e)</text:span><text:span text:style-name="c0"> is an one-tuple = </text:span><text:span text:style-name="c9">e</text:span><text:span text:style-name="c0"> </text:span></text:p>
      <text:p text:style-name="p4"><text:span text:style-name="c9">{e1,..}</text:span><text:span text:style-name="c0"> is an unordered set of at least one element </text:span></text:p>
      <text:p text:style-name="p4"><text:span text:style-name="c9">{e+}</text:span><text:span text:style-name="c0"> is an unordered set of at least one element = </text:span><text:span text:style-name="c9">{e1,..}</text:span><text:span text:style-name="c0"> </text:span></text:p>
      <text:p text:style-name="p4"><text:span text:style-name="c9">{e*}</text:span><text:span text:style-name="c0"> is an unordered set, possibly empty </text:span></text:p>
      <text:p text:style-name="p4"><text:span text:style-name="c9">{}</text:span><text:span text:style-name="c0"> is the empty set </text:span></text:p>
      <text:p text:style-name="p4"><text:span text:style-name="c9">{e}</text:span><text:span text:style-name="c0"> is the singleton set containing e </text:span></text:p>
      <text:p text:style-name="p4"><text:span text:style-name="c9">[e1,..]</text:span><text:span text:style-name="c0"> is an ordered set of at least one element </text:span></text:p>
      <text:p text:style-name="p4"><text:span text:style-name="c9">[e+]</text:span><text:span text:style-name="c0"> is an ordered set of at least one element = </text:span><text:span text:style-name="c9">[e1,..]</text:span><text:span text:style-name="c0"> </text:span></text:p>
      <text:p text:style-name="p4"><text:span text:style-name="c9">[e*]</text:span><text:span text:style-name="c0"> is an ordered set, possibly empty </text:span></text:p>
      <text:p text:style-name="p4"><text:span text:style-name="c9">f(e)</text:span><text:span text:style-name="c0"> is the result of applying function f to e </text:span></text:p>
      <text:p text:style-name="p4"><text:span text:style-name="c9">t:e</text:span><text:span text:style-name="c0"> is the element tagged by tag, it is equivalent to the pair </text:span><text:span text:style-name="c9">(e,t)</text:span><text:span text:style-name="c0"> </text:span></text:p>
      <text:p text:style-name="p4"><text:span text:style-name="c9">e</text:span><text:span text:style-name="c0"> can be thought of as tagged by {} in some contexts, it is equivalent to the pair </text:span><text:span text:style-name="c9">(e,{})</text:span><text:span text:style-name="c0"> </text:span></text:p>
      <text:p text:style-name="p4"><text:span text:style-name="c9">D</text:span><text:span text:style-name="c0"> stands for the set of data, OEWN or PWN </text:span></text:p>
      <text:p text:style-name="p4"><text:span text:style-name="c9">w</text:span><text:span text:style-name="c0"> stands for an element of type </text:span><text:span text:style-name="c9">case-sensitive written form</text:span><text:span text:style-name="c0"> </text:span><text:span text:style-name="c12">play</text:span><text:span text:style-name="c0">,</text:span><text:span text:style-name="c12">Shakespeare</text:span><text:span text:style-name="c0">,</text:span><text:span text:style-name="c12">baroque</text:span><text:span text:style-name="c0">,</text:span><text:span text:style-name="c12">Baroque</text:span><text:span text:style-name="c0">,</text:span><text:span text:style-name="c12">realize</text:span><text:span text:style-name="c0">,</text:span><text:span text:style-name="c12">realise</text:span><text:span text:style-name="c0">,</text:span><text:span text:style-name="c12">color</text:span><text:span text:style-name="c0">,</text:span><text:span text:style-name="c12">colour</text:span><text:span text:style-name="c0">,</text:span><text:span text:style-name="c12">battle of Verdun</text:span><text:span text:style-name="c0">,</text:span><text:span text:style-name="c12">Battle of Verdun</text:span><text:span text:style-name="c0">,</text:span><text:span text:style-name="c12">naive</text:span><text:span text:style-name="c0">,</text:span><text:span text:style-name="c12">naïve</text:span><text:span text:style-name="c0">,</text:span><text:span text:style-name="c12">cafe</text:span><text:span text:style-name="c0">,</text:span><text:span text:style-name="c12">café</text:span><text:span text:style-name="c0"> Note that capitalisation and use of diacritics make different elements. </text:span></text:p>
      <text:p text:style-name="p4"><text:span text:style-name="c9">u</text:span><text:span text:style-name="c0"> stands for </text:span><text:span text:style-name="c9">lower cased written form</text:span><text:span text:style-name="c0"> u=lc(w) </text:span></text:p>
      <text:p text:style-name="p4"><text:span text:style-name="c9">v</text:span><text:span text:style-name="c0"> stands for an element of type </text:span><text:span text:style-name="c9">pronunciation</text:span><text:span text:style-name="c0"> (</text:span><text:span text:style-name="c12">v</text:span><text:span text:style-name="c0"> is for vocal) /ɹəʊ/,/ɹaʊ/ are different pronunciations They are possibly tagged by country. </text:span><text:span text:style-name="c12">GB: /ˈfɑːðə(ɹ)/</text:span><text:span text:style-name="c0">,</text:span><text:span text:style-name="c12">US: /ˈfɑðɚ/</text:span><text:span text:style-name="c0">,</text:span><text:span text:style-name="c12">AU: /ˈfaːðə/</text:span><text:span text:style-name="c0"> The untagged case being </text:span><text:span text:style-name="c12">{}: /ˈfæðəɹ/</text:span><text:span text:style-name="c0"> </text:span></text:p>
      <text:p text:style-name="p4"><text:span text:style-name="c9">t</text:span><text:span text:style-name="c0"> stands for synset_type with </text:span><text:span text:style-name="c9">T={n,v,a,r,s}</text:span><text:span text:style-name="c0"> where </text:span><text:span text:style-name="c12">a</text:span><text:span text:style-name="c0"> is a head adjective and s a satellite adjective </text:span></text:p>
      <text:p text:style-name="p4"><text:span text:style-name="c9">p</text:span><text:span text:style-name="c0"> stands for part-of-speech with </text:span><text:span text:style-name="c9">P={n,v,as,r}</text:span><text:span text:style-name="c0"> where </text:span><text:span text:style-name="c12">as</text:span><text:span text:style-name="c0"> is an adjective (heads or satellites are merged) </text:span></text:p>
      <text:p text:style-name="p4"><text:span text:style-name="c9">m</text:span><text:span text:style-name="c0"> stands for a morphological form lile </text:span><text:span text:style-name="c12">saw</text:span><text:span text:style-name="c0">,</text:span><text:span text:style-name="c12">seen</text:span><text:span text:style-name="c0">,</text:span><text:span text:style-name="c12">was</text:span><text:span text:style-name="c0">,</text:span><text:span text:style-name="c12">were</text:span><text:span text:style-name="c0"> </text:span></text:p>
      <text:p text:style-name="p4"><text:span text:style-name="c9">a</text:span><text:span text:style-name="c0"> stands for forms without diacritics like </text:span><text:span text:style-name="c12">naive</text:span><text:span text:style-name="c0">,</text:span><text:span text:style-name="c12">cliche</text:span><text:span text:style-name="c0">,</text:span><text:span text:style-name="c12">cafe</text:span><text:span text:style-name="c0">,</text:span><text:span text:style-name="c12">facade</text:span><text:span text:style-name="c0">,</text:span><text:span text:style-name="c12">fete</text:span><text:span text:style-name="c0">,</text:span><text:span text:style-name="c12">neglige</text:span><text:span text:style-name="c0">,</text:span><text:span text:style-name="c12">Chloe</text:span><text:span text:style-name="c0"> </text:span></text:p>
      <text:p text:style-name="p4"><text:span text:style-name="c9">d</text:span><text:span text:style-name="c0"> stands for forms with diacritics like </text:span><text:span text:style-name="c12">naïve</text:span><text:span text:style-name="c0">,</text:span><text:span text:style-name="c12">cliché</text:span><text:span text:style-name="c0">,</text:span><text:span text:style-name="c12">café</text:span><text:span text:style-name="c0">,</text:span><text:span text:style-name="c12">fête</text:span><text:span text:style-name="c0">,</text:span><text:span text:style-name="c12">négligé</text:span><text:span text:style-name="c0">,</text:span><text:span text:style-name="c12">Chlöe</text:span><text:span text:style-name="c0">,</text:span><text:span text:style-name="c12">Chlöé**,façade</text:span><text:span text:style-name="c0"> </text:span></text:p>
      <text:p text:style-name="p4"><text:span text:style-name="c9">a</text:span><text:span text:style-name="c0"> stands for forms without diacritics like </text:span><text:span text:style-name="c12">naive</text:span><text:span text:style-name="c0">,</text:span><text:span text:style-name="c12">cliche</text:span><text:span text:style-name="c0">,</text:span><text:span text:style-name="c12">cafe</text:span><text:span text:style-name="c0">,</text:span><text:span text:style-name="c12">fete</text:span><text:span text:style-name="c0">,</text:span><text:span text:style-name="c12">neglige</text:span><text:span text:style-name="c0">,</text:span><text:span text:style-name="c12">Chloe</text:span><text:span text:style-name="c0">,</text:span><text:span text:style-name="c12">facade</text:span><text:span text:style-name="c0"> </text:span></text:p>
      <text:p text:style-name="p4"><text:span text:style-name="c9">Usual functions</text:span><text:span text:style-name="c0"> </text:span></text:p>
      <text:p text:style-name="p4"><text:span text:style-name="c9">lc()</text:span><text:span text:style-name="c0"> lower case conversion </text:span><text:span text:style-name="c12">lc(Shakespeare)=shakespeare</text:span><text:span text:style-name="c0"> </text:span><text:span text:style-name="c12">lc(Baroque)=baroque</text:span><text:span text:style-name="c0"> </text:span><text:span text:style-name="c12">lc(DoD)=dod</text:span><text:span text:style-name="c0"> </text:span></text:p>
      <text:p text:style-name="p4"><text:span text:style-name="c9">cc()</text:span><text:span text:style-name="c0"> camel case conversion and suchlike </text:span><text:span text:style-name="c12">cc(shakespeare)=Shakespeare</text:span><text:span text:style-name="c0"> </text:span><text:span text:style-name="c12">cc(william shakespeare)=William Shakespeare</text:span><text:span text:style-name="c0"> </text:span><text:span text:style-name="c12">cc(baroque)=Baroque</text:span><text:span text:style-name="c0"> Note that not necessarily the first character, not necessarily all those at word-start position are upper-cased and this transformation can yield multiple results (as such it does not seem to be very predictable): </text:span><text:span text:style-name="c12">cc(dod)=DoD</text:span><text:span text:style-name="c0"> </text:span><text:span text:style-name="c12">cc(battle of Verdun)={battle of Verdun,Battle of Verdun}</text:span><text:span text:style-name="c0"> </text:span><text:span text:style-name="c12">cc(ddi)={DDI,ddI}</text:span><text:span text:style-name="c0"> </text:span><text:span text:style-name="c12">cc(ddc)={DDC,ddC}</text:span><text:span text:style-name="c0"> </text:span></text:p>
      <text:p text:style-name="p4"><text:span text:style-name="c9">uc()</text:span><text:span text:style-name="c0"> uppercase conversion of all characters </text:span><text:span text:style-name="c12">uc(Shakespeare)=SHAKESPEARE</text:span><text:span text:style-name="c0"> </text:span></text:p>
      <text:p text:style-name="p4"><text:span text:style-name="c9">rp()</text:span><text:span text:style-name="c0"> remove period </text:span><text:span text:style-name="c12">rp(D.C.)=DC</text:span><text:span text:style-name="c0"> </text:span><text:span text:style-name="c12">rp(B.C.)=BC</text:span><text:span text:style-name="c0"> </text:span><text:span text:style-name="c12">rp(Dr.)=Dr</text:span><text:span text:style-name="c0"> </text:span></text:p>
      <text:p text:style-name="p4"><text:span text:style-name="c9">rd()</text:span><text:span text:style-name="c0"> remove diacritics </text:span><text:span text:style-name="c12">rd(fête)=fete</text:span><text:span text:style-name="c0"> </text:span><text:span text:style-name="c12">rd(café)=cafe</text:span><text:span text:style-name="c0"> </text:span><text:span text:style-name="c12">rd(façade)=facade</text:span><text:span text:style-name="c0"> </text:span><text:span text:style-name="c12">rd(négligé)={neglige,negligee}</text:span><text:span text:style-name="c0"> </text:span></text:p>
      <text:p text:style-name="p4"><text:span text:style-name="c9">ad()</text:span><text:span text:style-name="c0"> add diacritics </text:span><text:span text:style-name="c12">ad(fete)=fête</text:span><text:span text:style-name="c0"> </text:span><text:span text:style-name="c12">ad(cafe)=café</text:span><text:span text:style-name="c0"> </text:span><text:span text:style-name="c12">ad(facade)=façade</text:span><text:span text:style-name="c0"> </text:span><text:span text:style-name="c12">ad(neglige)=négligé</text:span><text:span text:style-name="c0"> </text:span><text:span text:style-name="c12">ad(negligee)=négligée</text:span><text:span text:style-name="c0"> </text:span></text:p>
      <text:p text:style-name="p4"><text:span text:style-name="c9">sz()</text:span><text:span text:style-name="c0"> s-to-z transform </text:span><text:span text:style-name="c12">sz(realise)=realize</text:span><text:span text:style-name="c0"> </text:span></text:p>
      <text:p text:style-name="p4"><text:span text:style-name="c9">zs()</text:span><text:span text:style-name="c0"> z-to-s transform </text:span><text:span text:style-name="c12">zs(realize)=realise</text:span><text:span text:style-name="c0"> </text:span></text:p>
      <text:p text:style-name="p4"><text:span text:style-name="c9">us()</text:span><text:span text:style-name="c0"> americanise </text:span><text:span text:style-name="c12">us(colour)=color</text:span><text:span text:style-name="c0"> </text:span><text:span text:style-name="c12">us(mobile)=mobile</text:span><text:span text:style-name="c0"> </text:span><text:span text:style-name="c12">us(GB:/ˈməʊbaɪl/)=US:/ˈmoʊbil/</text:span><text:span text:style-name="c0"> </text:span></text:p>
      <text:p text:style-name="p4"><text:span text:style-name="c9">gb()</text:span><text:span text:style-name="c0"> anglicise </text:span><text:span text:style-name="c12">gb(color)=colour</text:span><text:span text:style-name="c0"> </text:span><text:span text:style-name="c12">gb(mobile)=mobile</text:span><text:span text:style-name="c0"> </text:span><text:span text:style-name="c12">gb(US:/ˈmoʊbil/)=GB:/ˈməʊbaɪl/</text:span><text:span text:style-name="c0"> </text:span></text:p>
      <text:p text:style-name="p4"><text:span text:style-name="c9">mf()</text:span><text:span text:style-name="c0"> set of morphological forms </text:span><text:span text:style-name="c12">mf(be)={was,were}</text:span><text:span text:style-name="c0"> </text:span><text:span text:style-name="c12">mf(mouse)={mice}</text:span><text:span text:style-name="c0"> </text:span></text:p>
      <text:p text:style-name="p4"><text:span text:style-name="c0">These can be combined: </text:span><text:span text:style-name="c12">lc(rp(Dr.))=dr</text:span><text:span text:style-name="c0"> sometimes resulting in the identity function </text:span><text:span text:style-name="c12">sz(zs(realise))=realise</text:span><text:span text:style-name="c0"> </text:span><text:span text:style-name="c12">us(gb(colour))=colour</text:span></text:p>
    </office:text>
  </office:body>
</office:document-content>
</file>